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ffsetSerializeWrapper.setOffsetTable( ConcurrentHashMap &lt; MessageQueue , AtomicInteger &gt; offset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Queue.get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fsetSerializeWrapper.getOffset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HashMapTest2.test_concurrentHash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